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104cm" fo:min-width="0.35cm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marker-start="Arrow" draw:marker-start-width="0.3cm" draw:marker-end="Circle" draw:marker-end-width="0.3cm" draw:textarea-vertical-align="middle"/>
    </style:style>
    <style:style style:name="gr5" style:family="graphic" style:parent-style-name="standard">
      <style:graphic-properties draw:stroke="dash" draw:stroke-dash="Fine_20_Dashed" svg:stroke-color="#000000" draw:textarea-vertical-align="middle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42cm" fo:min-width="2.178cm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1.59cm" fo:min-width="4.874cm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 fo:min-height="0.499cm" fo:min-width="0.696cm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0.574cm" fo:min-width="0.243cm"/>
    </style:style>
    <style:style style:name="gr11" style:family="graphic" style:parent-style-name="standard">
      <style:graphic-properties draw:stroke="none" draw:fill-color="#000000" draw:textarea-horizontal-align="justify" draw:textarea-vertical-align="middle" draw:auto-grow-height="false" fo:min-height="0.253cm" fo:min-width="0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07cm" fo:min-width="0.29cm"/>
    </style:style>
    <style:style style:name="gr13" style:family="graphic" style:parent-style-name="standard">
      <style:graphic-properties draw:stroke="none" draw:fill-color="#000000" draw:textarea-horizontal-align="justify" draw:textarea-vertical-align="middle" draw:auto-grow-height="false" fo:min-height="0.07cm" fo:min-width="0.682cm"/>
    </style:style>
    <style:style style:name="gr14" style:family="graphic" style:parent-style-name="standard">
      <style:graphic-properties draw:stroke="none" draw:fill-color="#000000" draw:textarea-horizontal-align="justify" draw:textarea-vertical-align="middle" draw:auto-grow-height="false" fo:min-height="0.192cm" fo:min-width="1.578cm"/>
    </style:style>
    <style:style style:name="gr15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.351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46cm" fo:min-width="0cm"/>
    </style:style>
    <style:style style:name="gr17" style:family="graphic" style:parent-style-name="standard">
      <style:graphic-properties draw:stroke="none" draw:fill-color="#000000" draw:textarea-horizontal-align="justify" draw:textarea-vertical-align="middle" draw:auto-grow-height="false" fo:min-height="0.9cm" fo:min-width="1.712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36pt" fo:font-style="italic" style:font-size-asian="36pt" style:font-style-asian="italic" style:font-size-complex="36pt" style:font-style-complex="italic"/>
    </style:style>
    <style:style style:name="T1" style:family="text">
      <style:text-properties fo:font-size="36pt" fo:font-style="italic" style:font-size-asian="36pt" style:font-style-asian="italic" style:font-size-complex="36pt" style:font-style-complex="italic"/>
    </style:style>
    <style:style style:name="T2" style:family="text">
      <style:text-properties style:text-position="sub 58%" fo:font-size="36pt" fo:font-style="italic" style:font-size-asian="36pt" style:font-style-asian="italic" style:font-size-complex="3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2cm" svg:height="0.5cm" svg:x="25cm" svg:y="11.7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5cm" svg:height="0.6cm" draw:transform="rotate (1.62018914462634) translate (25.901cm 12.28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2" draw:layer="layout" svg:width="0.2cm" svg:height="0.2cm" svg:x="25.2cm" svg:y="11.8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3" draw:layer="layout" svg:x1="19cm" svg:y1="12.188cm" svg:x2="24.9cm" svg:y2="12.188cm">
          <text:p/>
        </draw:line>
        <draw:ellipse draw:style-name="gr5" draw:text-style-name="P3" draw:layer="layout" svg:width="14.2cm" svg:height="13.8cm" svg:x="19.154cm" svg:y="5.14cm" draw:kind="arc" draw:start-angle="155.94" draw:end-angle="181.19">
          <text:p/>
        </draw:ellipse>
        <draw:ellipse draw:style-name="gr5" draw:text-style-name="P3" draw:layer="layout" svg:width="39.3cm" svg:height="38.2cm" draw:transform="skewX (-7.9402059477885E-017) rotate (-0.516268392739923) translate (-2.359cm -12.323cm)" draw:kind="arc" draw:start-angle="36.85" draw:end-angle="70.47">
          <text:p/>
        </draw:ellipse>
        <draw:line draw:style-name="gr6" draw:text-style-name="P4" draw:layer="layout" svg:x1="19.9cm" svg:y1="1.588cm" svg:x2="11.3cm" svg:y2="11.288cm">
          <text:p/>
        </draw:line>
        <draw:line draw:style-name="gr6" draw:text-style-name="P4" draw:layer="layout" svg:x1="19.774cm" svg:y1="9.243cm" svg:x2="24.204cm" svg:y2="11.73cm">
          <text:p/>
        </draw:line>
        <draw:frame draw:style-name="gr7" draw:text-style-name="P5" draw:layer="layout" svg:width="2.678cm" svg:height="2.092cm" draw:transform="rotate (0.855211333477222) translate (12.626cm 6.546cm)">
          <draw:text-box>
            <text:p><text:span text:style-name="T1">VR</text:span><text:span text:style-name="T2">p</text:span></text:p>
          </draw:text-box>
        </draw:frame>
        <draw:frame draw:style-name="gr7" draw:text-style-name="P5" draw:layer="layout" svg:width="2.678cm" svg:height="2.092cm" draw:transform="rotate (-0.506145483078355) translate (20.851cm 7.401cm)">
          <draw:text-box>
            <text:p><text:span text:style-name="T1">VR</text:span><text:span text:style-name="T2">a</text:span></text:p>
          </draw:text-box>
        </draw:frame>
        <draw:g>
          <draw:custom-shape draw:style-name="gr8" draw:text-style-name="P1" draw:layer="layout" svg:width="7.6cm" svg:height="2.6cm" svg:x="3.425cm" svg:y="10.4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2.39cm" svg:height="2.246cm" draw:transform="rotate (0.581892772614909) translate (1cm 11.23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0" draw:text-style-name="P2" draw:layer="layout" svg:width="1.485cm" svg:height="2.471cm" draw:transform="rotate (1.45926978759246) translate (8.504cm 12.55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0.3cm" svg:height="0.5cm" draw:transform="rotate (-0.358839694210034) translate (10.001cm 12.08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0.3cm" svg:height="0.5cm" draw:transform="rotate (-0.358839694210034) translate (9.644cm 11.98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0.3cm" svg:height="0.5cm" draw:transform="rotate (-0.358839694210034) translate (9.301cm 11.88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0.3cm" svg:height="0.5cm" draw:transform="rotate (-0.358839694210034) translate (8.944cm 11.78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" draw:text-style-name="P1" draw:layer="layout" svg:width="0.3cm" svg:height="0.504cm" draw:transform="rotate (0.309970475154193) translate (8.986cm 11.368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" draw:text-style-name="P1" draw:layer="layout" svg:width="0.3cm" svg:height="0.504cm" draw:transform="rotate (0.309970475154193) translate (9.325cm 11.368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" draw:text-style-name="P1" draw:layer="layout" svg:width="0.3cm" svg:height="0.504cm" draw:transform="rotate (0.309970475154193) translate (9.786cm 11.321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" draw:text-style-name="P1" draw:layer="layout" svg:width="0.3cm" svg:height="0.504cm" draw:transform="rotate (0.309970475154193) translate (10.225cm 11.268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12" draw:text-style-name="P2" draw:layer="layout" svg:width="1.58cm" svg:height="0.96cm" draw:transform="skewX (-0.00104719755119656) rotate (1.7551030958055) translate (7.215cm 12.75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3" draw:text-style-name="P1" draw:layer="layout" svg:width="2.364cm" svg:height="0.961cm" draw:transform="rotate (1.7551030958055) translate (7.56cm 13.08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14" draw:text-style-name="P1" draw:layer="layout" svg:width="3.3cm" svg:height="0.7cm" draw:transform="rotate (0.293564380185446) translate (4.825cm 10.712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" draw:text-style-name="P1" draw:layer="layout" svg:width="1.7cm" svg:height="0.7cm" draw:transform="rotate (0.916472390222222) translate (5.835cm 13.331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6" draw:text-style-name="P2" draw:layer="layout" svg:width="0.7cm" svg:height="0.7cm" svg:x="8.025cm" svg:y="10.8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2.212cm" svg:height="1.15cm" svg:x="3.107cm" svg:y="11.179cm">
            <text:p/>
            <draw:enhanced-geometry svg:viewBox="0 0 21600 21600" draw:type="rectangle" draw:enhanced-path="M 0 0 L 21600 0 21600 21600 0 21600 0 0 Z N"/>
          </draw:custom-shape>
        </draw:g>
        <draw:line draw:style-name="gr4" draw:text-style-name="P3" draw:layer="layout" svg:x1="24.8cm" svg:y1="11.788cm" svg:x2="10.9cm" svg:y2="11.78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7-05-12T13:49:22.921428797</meta:creation-date>
    <dc:date>2017-05-12T14:31:56.075461716</dc:date>
    <dc:creator>Sergey Budaev</dc:creator>
    <meta:editing-duration>PT23M46S</meta:editing-duration>
    <meta:editing-cycles>11</meta:editing-cycles>
    <meta:generator>LibreOffice/5.1.6.2$Linux_X86_64 LibreOffice_project/07ac168c60a517dba0f0d7bc7540f5afa45f0909</meta:generator>
    <meta:document-statistic meta:object-count="31"/>
  </office:meta>
</office:document-meta>
</file>